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1" svg:font-family="Sylfae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Sylfaen" fo:language="ka" fo:country="GE" officeooo:paragraph-rsid="00064597"/>
    </style:style>
    <style:style style:name="P2" style:family="paragraph" style:parent-style-name="Standard" style:list-style-name="" style:master-page-name="Standard">
      <loext:graphic-properties draw:fill="solid" draw:fill-color="#ffffff"/>
      <style:paragraph-properties fo:margin-top="0.2083in" fo:margin-bottom="0.1043in" loext:contextual-spacing="false" fo:line-height="100%" fo:text-align="center" style:justify-single-word="false" style:page-number="auto" fo:background-color="#ffffff"/>
      <style:text-properties fo:color="#000000" style:font-name="Sylfaen" fo:font-size="18pt" fo:language="ka" fo:country="GE" fo:font-weight="bold" officeooo:rsid="00019eae" officeooo:paragraph-rsid="00064597" style:font-name-asian="Times New Roman" style:font-size-asian="18pt" style:font-weight-asian="bold" style:font-name-complex="Sylfaen1" style:font-size-complex="18pt" style:font-weight-complex="bold"/>
    </style:style>
    <style:style style:name="P3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center" style:justify-single-word="false" fo:background-color="#ffffff"/>
      <style:text-properties officeooo:paragraph-rsid="00064597"/>
    </style:style>
    <style:style style:name="P4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start" style:justify-single-word="false" fo:background-color="#ffffff"/>
      <style:text-properties officeooo:paragraph-rsid="00064597"/>
    </style:style>
    <style:style style:name="P5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start" style:justify-single-word="false" fo:background-color="#ffffff"/>
      <style:text-properties fo:color="#000000" style:font-name="Arial" fo:font-size="12pt" fo:language="ka" fo:country="GE" fo:font-style="italic" officeooo:rsid="00953e6d" officeooo:paragraph-rsid="00064597" style:font-name-asian="Times New Roman" style:font-size-asian="12pt" style:font-style-asian="italic" style:font-name-complex="Arial1" style:font-size-complex="12pt" style:font-style-complex="italic"/>
    </style:style>
    <style:style style:name="P6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rsid="008ebe1e" officeooo:paragraph-rsid="00064597" style:font-name-asian="Times New Roman" style:font-size-asian="10pt" style:font-name-complex="Courier New1" style:font-size-complex="10pt"/>
    </style:style>
    <style:style style:name="P7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paragraph-rsid="00064597" style:font-name-asian="Times New Roman" style:font-size-asian="10pt" style:font-name-complex="Courier New1" style:font-size-complex="10pt"/>
    </style:style>
    <style:style style:name="P8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rsid="008f8444" officeooo:paragraph-rsid="00064597" style:font-name-asian="Times New Roman" style:font-size-asian="10pt" style:font-name-complex="Courier New1" style:font-size-complex="10pt"/>
    </style:style>
    <style:style style:name="P9" style:family="paragraph" style:parent-style-name="Standard" style:list-style-name="L1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10" style:family="paragraph" style:parent-style-name="Standard" style:list-style-name="L3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paragraph-rsid="00064597" style:font-name-asian="Times New Roman" style:font-name-complex="Times New Roman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rsid="008b633f" officeooo:paragraph-rsid="00064597" style:font-name-asian="Times New Roman" style:font-name-complex="Times New Roman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fo:font-weight="bold" officeooo:rsid="008f8444" officeooo:paragraph-rsid="00064597" style:font-name-asian="Times New Roman" style:font-weight-asian="bold" style:font-name-complex="Times New Roman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Sylfaen" fo:font-size="14pt" fo:language="ka" fo:country="GE" officeooo:paragraph-rsid="00064597" style:font-name-asian="Times New Roman" style:font-size-asian="14pt" style:font-name-complex="Times New Roma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Sylfaen" fo:font-size="18pt" fo:language="ka" fo:country="GE" officeooo:paragraph-rsid="00064597" style:font-name-asian="Times New Roman" style:font-size-asian="18pt" style:font-name-complex="Times New Roman" style:font-size-complex="18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Sylfaen" fo:font-size="12pt" officeooo:paragraph-rsid="00064597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Sylfaen" fo:font-size="12pt" fo:language="ka" fo:country="GE" officeooo:paragraph-rsid="00064597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Sylfaen" fo:font-size="11pt" officeooo:rsid="008c9032" officeooo:paragraph-rsid="00064597" style:font-name-asian="Times New Roman" style:font-size-asian="9.60000038146973pt" style:font-name-complex="Times New Roman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paragraph-rsid="00064597"/>
    </style:style>
    <style:style style:name="P21" style:family="paragraph" style:parent-style-name="HTML_20_Preformatted">
      <loext:graphic-properties draw:fill="solid" draw:fill-color="#f5f5f5"/>
      <style:paragraph-properties fo:margin-top="0in" fo:margin-bottom="0.1043in" loext:contextual-spacing="false" fo:background-color="#f5f5f5" fo:padding="0.0972in" fo:border="0.74pt solid #cccccc"/>
      <style:text-properties fo:color="#333333" style:font-name="Consolas" fo:language="ka" fo:country="GE" officeooo:rsid="008f8444" officeooo:paragraph-rsid="00064597"/>
    </style:style>
    <style:style style:name="T1" style:family="text">
      <style:text-properties officeooo:rsid="0090d872"/>
    </style:style>
    <style:style style:name="T2" style:family="text">
      <style:text-properties fo:color="#000000" officeooo:rsid="008ebe1e" style:font-name-asian="Times New Roman" style:font-name-complex="Times New Roman"/>
    </style:style>
    <style:style style:name="T3" style:family="text">
      <style:text-properties fo:color="#000000" officeooo:rsid="0090d872" style:font-name-asian="Times New Roman" style:font-name-complex="Times New Roman"/>
    </style:style>
    <style:style style:name="T4" style:family="text">
      <style:text-properties fo:color="#000000" style:font-name="Sylfaen" fo:font-size="12pt" fo:font-weight="bold" style:font-name-asian="Times New Roman" style:font-size-asian="12pt" style:font-weight-asian="bold" style:font-name-complex="Sylfaen1" style:font-size-complex="12pt" style:font-weight-complex="bold"/>
    </style:style>
    <style:style style:name="T5" style:family="text">
      <style:text-properties fo:color="#000000" style:font-name="Sylfaen" fo:language="ka" fo:country="GE" style:font-name-asian="Times New Roman" style:font-name-complex="Times New Roman"/>
    </style:style>
    <style:style style:name="T6" style:family="text">
      <style:text-properties fo:color="#000000" style:font-name="Sylfaen" fo:language="ka" fo:country="GE" officeooo:rsid="00019eae" style:font-name-asian="Times New Roman" style:font-name-complex="Times New Roman"/>
    </style:style>
    <style:style style:name="T7" style:family="text">
      <style:text-properties fo:color="#000000" style:font-name="Sylfaen" fo:language="ka" fo:country="GE" officeooo:rsid="008ebe1e" style:font-name-asian="Times New Roman" style:font-name-complex="Times New Roman"/>
    </style:style>
    <style:style style:name="T8" style:family="text">
      <style:text-properties fo:color="#000000" style:font-name="Sylfaen" fo:language="ka" fo:country="GE" officeooo:rsid="00032ba7" style:font-name-asian="Times New Roman" style:font-name-complex="Times New Roman"/>
    </style:style>
    <style:style style:name="T9" style:family="text">
      <style:text-properties fo:color="#000000" style:font-name="Sylfaen" fo:language="ka" fo:country="GE" officeooo:rsid="0094d78b" style:font-name-asian="Times New Roman" style:font-name-complex="Times New Roman"/>
    </style:style>
    <style:style style:name="T10" style:family="text">
      <style:text-properties fo:color="#000000" style:font-name="Sylfaen" fo:language="ka" fo:country="GE" officeooo:rsid="0009f6ee" style:font-name-asian="Times New Roman" style:font-name-complex="Times New Roman"/>
    </style:style>
    <style:style style:name="T11" style:family="text">
      <style:text-properties fo:color="#000000" style:font-name="Sylfaen" fo:language="ka" fo:country="GE" officeooo:rsid="008994ee" style:font-name-asian="Times New Roman" style:font-name-complex="Times New Roman"/>
    </style:style>
    <style:style style:name="T12" style:family="text">
      <style:text-properties fo:color="#000000" style:font-name="Sylfaen" fo:language="ka" fo:country="GE" officeooo:rsid="008b633f" style:font-name-asian="Times New Roman" style:font-name-complex="Times New Roman"/>
    </style:style>
    <style:style style:name="T13" style:family="text">
      <style:text-properties fo:color="#000000" style:font-name="Sylfaen" fo:language="ka" fo:country="GE" fo:font-weight="bold" officeooo:rsid="008f8444" style:font-name-asian="Times New Roman" style:font-weight-asian="bold" style:font-name-complex="Times New Roman" style:font-weight-complex="bold"/>
    </style:style>
    <style:style style:name="T14" style:family="text">
      <style:text-properties fo:color="#000000" style:font-name="Sylfaen" style:font-name-asian="Times New Roman" style:font-name-complex="Times New Roman"/>
    </style:style>
    <style:style style:name="T15" style:family="text">
      <style:text-properties fo:color="#000000" style:font-name="Sylfaen" officeooo:rsid="008b633f" style:font-name-asian="Times New Roman" style:font-name-complex="Times New Roman"/>
    </style:style>
    <style:style style:name="T16" style:family="text">
      <style:text-properties fo:color="#000000" style:font-name="Arial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7" style:family="text">
      <style:text-properties fo:color="#000000" style:font-name="Arial" fo:font-size="12pt" fo:font-style="italic" style:font-name-asian="Times New Roman" style:font-size-asian="12pt" style:font-style-asian="italic" style:font-name-complex="Arial1" style:font-size-complex="12pt" style:font-style-complex="italic"/>
    </style:style>
    <style:style style:name="T18" style:family="text">
      <style:text-properties fo:color="#000000" style:font-name="Arial" fo:font-size="12pt" fo:language="ka" fo:country="GE" fo:font-style="italic" officeooo:rsid="00953e6d" style:font-name-asian="Times New Roman" style:font-size-asian="12pt" style:font-style-asian="italic" style:font-name-complex="Arial1" style:font-size-complex="12pt" style:font-style-complex="italic"/>
    </style:style>
    <style:style style:name="T19" style:family="text">
      <style:text-properties officeooo:rsid="0094d78b"/>
    </style:style>
    <style:style style:name="T20" style:family="text">
      <style:text-properties fo:color="#ce181e" style:font-name="Arial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21" style:family="text">
      <style:text-properties fo:color="#ce181e" style:font-name="Arial" fo:font-size="12pt" fo:font-weight="normal" officeooo:rsid="0094d78b" style:font-name-asian="Times New Roman" style:font-size-asian="12pt" style:font-weight-asian="normal" style:font-name-complex="Arial1" style:font-size-complex="12pt" style:font-weight-complex="normal"/>
    </style:style>
    <style:style style:name="T22" style:family="text">
      <style:text-properties fo:color="#ce181e" style:font-name="Arial" fo:font-size="12pt" fo:font-style="italic" fo:font-weight="bold" style:font-name-asian="Times New Roman" style:font-size-asian="12pt" style:font-style-asian="italic" style:font-weight-asian="bold" style:font-name-complex="Arial1" style:font-size-complex="12pt" style:font-style-complex="italic" style:font-weight-complex="bold"/>
    </style:style>
    <style:style style:name="T23" style:family="text">
      <style:text-properties fo:color="#ce181e" style:font-name="Arial" fo:font-size="12pt" fo:font-style="normal" fo:font-weight="normal" officeooo:rsid="0094d78b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color="#ce181e" style:font-name="Sylfaen" fo:font-size="11pt" officeooo:rsid="008e88ca" style:font-name-asian="Times New Roman" style:font-size-asian="9.60000038146973pt" style:font-name-complex="Times New Roman" style:font-size-complex="11pt"/>
    </style:style>
    <style:style style:name="T25" style:family="text">
      <style:text-properties officeooo:rsid="008ebe1e"/>
    </style:style>
    <style:style style:name="T26" style:family="text">
      <style:text-properties officeooo:rsid="00989429"/>
    </style:style>
    <style:style style:name="T27" style:family="text">
      <style:text-properties officeooo:rsid="0096b47a"/>
    </style:style>
    <style:style style:name="T28" style:family="text">
      <style:text-properties style:font-name="Sylfaen" fo:font-size="11pt" officeooo:rsid="008e88ca" style:font-name-asian="Times New Roman" style:font-size-asian="9.60000038146973pt" style:font-name-complex="Times New Roman" style:font-size-complex="11pt"/>
    </style:style>
    <style:style style:name="T29" style:family="text">
      <style:text-properties style:font-name="Sylfaen" fo:font-size="11pt" officeooo:rsid="008b633f" style:font-name-asian="Times New Roman" style:font-size-asian="9.60000038146973pt" style:font-name-complex="Times New Roman" style:font-size-complex="11pt"/>
    </style:style>
    <style:style style:name="T30" style:family="text">
      <style:text-properties style:font-name="Sylfaen" fo:font-size="11pt" officeooo:rsid="008c9032" style:font-name-asian="Times New Roman" style:font-size-asian="9.60000038146973pt" style:font-name-complex="Times New Roman" style:font-size-complex="11pt"/>
    </style:style>
    <style:style style:name="T31" style:family="text">
      <style:text-properties officeooo:rsid="008f8444"/>
    </style:style>
    <style:style style:name="T32" style:family="text">
      <style:text-properties officeooo:rsid="00064597"/>
    </style:style>
    <style:style style:name="fr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9">E. </text:span>თამაში ჰიპერსივრცეში</text:h>
      <text:p text:style-name="P3"><text:span text:style-name="T4">დროის</text:span><text:span text:style-name="T16"> </text:span><text:span text:style-name="T4">ლიმიტი</text:span><text:span text:style-name="T16">: </text:span><text:span text:style-name="T20"> </text:span><text:span text:style-name="T21">2 წამი</text:span></text:p>
      <text:p text:style-name="P3"><text:span text:style-name="T4">მეხსიერების</text:span><text:span text:style-name="T16"> </text:span><text:span text:style-name="T4">ლიმიტი</text:span><text:span text:style-name="T16">: </text:span><text:span text:style-name="T22"> </text:span><text:span text:style-name="T23">512 მეგაბაიტი</text:span></text:p>
      <text:p text:style-name="P3"><text:span text:style-name="T4">შემავალი</text:span><text:span text:style-name="T16"> </text:span><text:span text:style-name="T4">მონაცემები</text:span><text:span text:style-name="T16">: </text:span><text:span text:style-name="T17">stdin</text:span></text:p>
      <text:p text:style-name="P3"><text:span text:style-name="T4">გამომავალი</text:span><text:span text:style-name="T16"> </text:span><text:span text:style-name="T4">მონაცემები</text:span><text:span text:style-name="T16">: </text:span><text:span text:style-name="T17">stdout</text:span></text:p>
      <text:p text:style-name="P5"><text:tab/></text:p>
      <text:p text:style-name="P4"><text:span text:style-name="T18"><text:tab/></text:span><text:span text:style-name="T6">მრავალგანზომილებიან სამყაროებში მოგზაურობისას სანტა და </text:span><text:span text:style-name="T7">ირემი </text:span><text:span text:style-name="T6">რუდოლფი ცდილობენ დრო სახალისოდ გაატარონ, ამისთვის მათ მოიფიქრეს „თამაში ჰიპერსივრცეში“. </text:span><text:span text:style-name="T8">თამაშის </text:span><text:span text:style-name="T9">დასაწყისში ისინი დგანან</text:span><text:span text:style-name="T10"> </text:span><text:span text:style-name="T10"><draw:frame draw:style-name="fr1" draw:name="Object2" text:anchor-type="as-char" svg:y="-0.1484in" svg:width="0.0866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-განზომილებიანი სივრცის </text:span><text:span text:style-name="T11">ორ მთელკოორდინატებიან წერტილში </text:span><text:span text:style-name="T9">და შეთანხმებული აქვთ </text:span><text:span text:style-name="T11">ორ</text:span><text:span text:style-name="T9">ი დადებითი მთელი</text:span><text:span text:style-name="T11"> რიცხვ</text:span><text:span text:style-name="T9">ი </text:span><text:span text:style-name="T9"><draw:frame draw:style-name="fr1" draw:name="Object26" text:anchor-type="as-char" svg:y="-0.1484in" svg:width="0.0882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<text:s/>და </text:span><text:span text:style-name="T9"><draw:frame draw:style-name="fr1" draw:name="Object27" text:anchor-type="as-char" svg:y="-0.1484in" svg:width="0.1244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<text:s/></text:span><text:span text:style-name="T12">(</text:span><text:span text:style-name="T12"><draw:frame draw:style-name="fr1" draw:name="Object3" text:anchor-type="as-char" svg:y="-0.1484in" svg:width="0.3508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).</text:span></text:p>
      <text:list xml:id="list1457962365" text:style-name="L1">
        <text:list-header>
          <text:p text:style-name="P9"/>
        </text:list-header>
      </text:list>
      <text:p text:style-name="P11"><text:span text:style-name="T32">თამაშის წესები ასეთია</text:span>:</text:p>
      <text:list xml:id="list309473818" text:style-name="L3">
        <text:list-item>
          <text:p text:style-name="P10">მოთამაშეები მონაცვლეობით აკეთებენ სვლებს. იწყებს სანტა.</text:p>
        </text:list-item>
        <text:list-item>
          <text:p text:style-name="P10">თითოეულ სვლაზე მოთამაშე ირჩევს <text:span text:style-name="T25">მინიმუმ 1 და მაქსიმუმ</text:span> <draw:frame draw:style-name="fr1" draw:name="Object6" text:anchor-type="as-char" svg:y="-0.1484in" svg:width="0.1244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ცალ ღერძს. <text:span text:style-name="T26">შემდეგ, თითოეული</text:span> ა<text:span text:style-name="T27">რჩეული ღერძ</text:span>ისთვის ის დგამს <draw:frame draw:style-name="fr1" draw:name="Object7" text:anchor-type="as-char" svg:y="-0.1484in" svg:width="0.0835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-დან <draw:frame draw:style-name="fr1" draw:name="Object4" text:anchor-type="as-char" svg:y="-0.1484in" svg:width="0.0882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-ს ჩათვლით რაოდენობის ნაბიჯს <text:span text:style-name="T26">ამ ღერძის გასწვრივ ისე, რომ თითოეული ნაბიჯი ამცირებს მოთამაშეებს შორის მანძილს (</text:span>ორივე მოთამაშის ნაბიჯი <draw:frame draw:style-name="fr1" draw:name="Object8" text:anchor-type="as-char" svg:y="-0.1484in" svg:width="0.0835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ერთეულის სიგრძისაა). </text:p>
        </text:list-item>
        <text:list-item>
          <text:p text:style-name="P10">თამაში სრულდება, როცა ორივე მოთამაშე ერთ წერტილში მივა და იმარჯვებს ის, რომელიც ბოლოს გააკეთებს სვლას.</text:p>
          <text:p text:style-name="P10"/>
        </text:list-item>
      </text:list>
      <text:p text:style-name="P11">თქვენი მიზანია დაადგინოთ ვინ გაიმარჯვებს, თუ სანტაც და რუდოლფიც - ორივე ოპტიმალურად თამაშობს.</text:p>
      <text:p text:style-name="P17"/>
      <text:p text:style-name="P15">შესატანი მონაცემები:</text:p>
      <text:p text:style-name="P17"/>
      <text:p text:style-name="P20"><text:span text:style-name="T5">პირველ ხაზი შეიცავს ერთ</text:span><text:span text:style-name="T14"> </text:span><text:span text:style-name="T15">დადებით </text:span><text:span text:style-name="T5">მთელ რიცხვ </text:span><text:span text:style-name="T12"><draw:frame draw:style-name="fr1" draw:name="Object1" text:anchor-type="as-char" svg:y="-0.1484in" svg:width="0.0866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-</text:span><text:span text:style-name="T5">ს (</text:span><draw:frame draw:style-name="fr1" draw:name="2" text:anchor-type="as-char" svg:y="-0.172in" svg:width="0.6437in" svg:height="0.207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5">), რომელიც აღნიშნავს </text:span><text:span text:style-name="T11">სამყაროს განზომილებების რაოდენობას</text:span><text:span text:style-name="T5">.</text:span></text:p>
      <text:p text:style-name="P12"/>
      <text:p text:style-name="P20"><text:span text:style-name="T12">მეორე ხაზი შეიცავს ორ დადებით მთელ რიცხვს </text:span><text:span text:style-name="T12"><draw:frame draw:style-name="fr1" draw:name="Object9" text:anchor-type="as-char" svg:y="-0.1484in" svg:width="0.1244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2">-ს (</text:span><text:span text:style-name="T12"><draw:frame draw:style-name="fr1" draw:name="Object10" text:anchor-type="as-char" svg:y="-0.1484in" svg:width="0.5602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) და </text:span><text:span text:style-name="T12"><draw:frame draw:style-name="fr1" draw:name="Object11" text:anchor-type="as-char" svg:y="-0.1484in" svg:width="0.0882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-ს (</text:span><text:span text:style-name="T12"><draw:frame draw:style-name="fr1" draw:name="Object12" text:anchor-type="as-char" svg:y="-0.172in" svg:width="0.9008in" svg:height="0.207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).</text:span></text:p>
      <text:p text:style-name="P13"/>
      <text:p text:style-name="P20"><text:span text:style-name="T28">შემდეგი </text:span><text:span text:style-name="T28"><draw:frame draw:style-name="fr1" draw:name="Object19" text:anchor-type="as-char" svg:y="-0.1484in" svg:width="0.0866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8"><text:s/>ხაზი შეიცავს</text:span><text:span text:style-name="T29"> </text:span><text:span text:style-name="T29"><draw:frame draw:style-name="fr1" draw:name="Object13" text:anchor-type="as-char" svg:y="-0.1484in" svg:width="0.0866in" svg:height="0.18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9"><text:s/>ცალ მთელ რიცხვს </text:span><text:span text:style-name="T29"><draw:frame draw:style-name="fr1" draw:name="Object5" text:anchor-type="as-char" svg:y="-0.172in" svg:width="1.0339in" svg:height="0.232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9"><text:s/></text:span><text:span text:style-name="T24">(უფრო რთული ვერსიისთვის გვაქვს მაქსიმუმ 100 სიგრძის რიცხვები)</text:span><text:span text:style-name="T29">, სანტას ადგილმდებარეობის კოორდინატებს </text:span><text:span text:style-name="T29"><draw:frame draw:style-name="fr1" draw:name="Object15" text:anchor-type="as-char" svg:y="-0.1484in" svg:width="0.0866in" svg:height="0.183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9">-</text:span><text:span text:style-name="T30">განზომილებიან სივრცეში.</text:span></text:p>
      <text:p text:style-name="P19"/>
      <text:p text:style-name="P20"><text:span text:style-name="T28">შემდეგი </text:span><text:span text:style-name="T28"><draw:frame draw:style-name="fr1" draw:name="Object20" text:anchor-type="as-char" svg:y="-0.1484in" svg:width="0.0866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"><text:s/>ხაზი </text:span><text:span text:style-name="T29">შეიცავს </text:span><text:span text:style-name="T29"><draw:frame draw:style-name="fr1" draw:name="Object16" text:anchor-type="as-char" svg:y="-0.1484in" svg:width="0.0866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9"><text:s/>ცალ მთელ რიცხვს </text:span><text:span text:style-name="T29"><draw:frame draw:style-name="fr1" draw:name="Object17" text:anchor-type="as-char" svg:y="-0.172in" svg:width="1.0346in" svg:height="0.232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9"><text:s/></text:span><text:span text:style-name="T24">(უფრო რთული ვერსიისთვის გვაქვს მაქსიმუმ 100 სიგრძის რიცხვები)</text:span><text:span text:style-name="T29">, </text:span><text:span text:style-name="T30">რუდოლფის</text:span><text:span text:style-name="T29"> ადგილმდებარეობის კოორდინატებს </text:span><text:span text:style-name="T29"><draw:frame draw:style-name="fr1" draw:name="Object18" text:anchor-type="as-char" svg:y="-0.1484in" svg:width="0.0866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">-</text:span><text:span text:style-name="T30">განზომილებიან სივრცეში.</text:span></text:p>
      <text:p text:style-name="P12"/>
      <text:p text:style-name="P18"/>
      <text:p text:style-name="P15">გამოსატანი მონაცემები:</text:p>
      <text:p text:style-name="P17"/>
      <text:p text:style-name="P20"><text:span text:style-name="T5">თქვენმა პროგრამამ უნდა გამოიტანოს </text:span><text:span text:style-name="T7">ერთი სიტყვა - „Santa“ თუ თამაშში გაიმარჯვებს სანტა და „Rudolph“ თუ თამაშში გაიმარჯვებს რუდოლფი.</text:span></text:p>
      <text:p text:style-name="P12"/>
      <text:p text:style-name="P12"><text:soft-page-break/></text:p>
      <text:p text:style-name="P16">მაგალითები</text:p>
      <text:p text:style-name="P20"><text:span text:style-name="T5"><text:line-break/></text:span><text:span text:style-name="T13">მაგალითი 1.</text:span></text:p>
      <text:p text:style-name="P14"/>
      <text:p text:style-name="P20"><text:span text:style-name="T5">შესატანი მონაცემები</text:span><text:span text:style-name="T14">:</text:span></text:p>
      <text:p text:style-name="P6">2</text:p>
      <text:p text:style-name="P7"><text:span text:style-name="T25">1</text:span> <text:span text:style-name="T25">1</text:span></text:p>
      <text:p text:style-name="P6">1</text:p>
      <text:p text:style-name="P6">1</text:p>
      <text:p text:style-name="P6">-2</text:p>
      <text:p text:style-name="P6">-1</text:p>
      <text:p text:style-name="P12">ა<text:span text:style-name="T25">ნუ ვართ </text:span><text:span text:style-name="T25"><draw:frame draw:style-name="fr1" draw:name="Object22" text:anchor-type="as-char" svg:y="-0.1484in" svg:width="0.3102in" svg:height="0.1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<text:s/>განზომილებიან სივრცეში (სიბრტყეში), თითოეულ სვლაზე ვმოძრაობთ მაქსიმუმ </text:span><text:span text:style-name="T25"><draw:frame draw:style-name="fr1" draw:name="Object23" text:anchor-type="as-char" svg:y="-0.1484in" svg:width="0.3465in" svg:height="0.183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5"><text:s/>მიმართულებით და გადავადგილდებით მაქსიმუმ </text:span><text:span text:style-name="T25"><draw:frame draw:style-name="fr1" draw:name="Object24" text:anchor-type="as-char" svg:y="-0.1484in" svg:width="0.3102in" svg:height="0.183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<text:s/>ნაბიჯით. სანტას კოორდინატებია (1,1) ხოლო რუდოლფის (-2, -1).</text:span></text:p>
      <text:p text:style-name="P20"/>
      <text:p text:style-name="P12">გამოსატანი მონაცემები:</text:p>
      <text:p text:style-name="P21">Santa</text:p>
      <text:p text:style-name="P1">მაგალითის ახსნა:<text:line-break/><text:span text:style-name="T31">თითოეულ სვლაზე გვიწევს ზუსტად ერთი ღერძის არჩევა, მინიმუმ ერთის პირობის გამო და მაქსიმუმ ერთის </text:span><text:span text:style-name="T31"><draw:frame draw:style-name="fr1" draw:name="Object21" text:anchor-type="as-char" svg:y="-0.1484in" svg:width="0.1244in" svg:height="0.183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1">-ის მნიშვნელობის გამო. ასევე, თითოეულ სვლაზე გვიწევს ზუსტად ერთი ღერძის არჩევა, მინიმუმ ერთის პირობის გამო და მაქსიმუმ ერთის </text:span><text:span text:style-name="T31"><draw:frame draw:style-name="fr1" draw:name="Object25" text:anchor-type="as-char" svg:y="-0.1484in" svg:width="0.0882in" svg:height="0.183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1">-ს მნიშვნელობის გამო. მარტივი შესამჩნევია, რომ ასეთ დროს თამაში დასრულდება 5 სვლაში და რადგან ბოლო სვლას გააკეთებს სანტა, შესაბამისად ის იქნება გამარჯვებული.</text:span></text:p>
      <text:p text:style-name="P1"/>
      <text:p text:style-name="P14"/>
      <text:p text:style-name="P14"/>
      <text:p text:style-name="P14"/>
      <text:p text:style-name="P14"/>
      <text:p text:style-name="P14"/>
      <text:p text:style-name="P14">მაგალითი 2.</text:p>
      <text:p text:style-name="P14"/>
      <text:p text:style-name="P20"><text:span text:style-name="T5">შესატანი მონაცემები</text:span><text:span text:style-name="T14">:</text:span></text:p>
      <text:p text:style-name="P6">2</text:p>
      <text:p text:style-name="P7"><text:span text:style-name="T25">1</text:span> <text:span text:style-name="T31">2</text:span></text:p>
      <text:p text:style-name="P6">1</text:p>
      <text:p text:style-name="P8">2</text:p>
      <text:p text:style-name="P8">3</text:p>
      <text:p text:style-name="P8">5</text:p>
      <text:p text:style-name="P12">ა<text:span text:style-name="T25">ნუ ვართ </text:span><text:span text:style-name="T25"><draw:frame draw:style-name="fr1" draw:name="Object28" text:anchor-type="as-char" svg:y="-0.1484in" svg:width="0.3102in" svg:height="0.183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5"><text:s/>განზომილებიან სივრცეში (სიბრტყეში), თითოეულ სვლაზე ვმოძრაობთ მაქსიმუმ </text:span><text:span text:style-name="T25"><draw:frame draw:style-name="fr1" draw:name="Object29" text:anchor-type="as-char" svg:y="-0.1484in" svg:width="0.3465in" svg:height="0.1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5"><text:s/>მიმართულებით და გადავადგილდებით მაქსიმუმ </text:span><text:span text:style-name="T25"><draw:frame draw:style-name="fr1" draw:name="Object30" text:anchor-type="as-char" svg:y="-0.1484in" svg:width="0.311in" svg:height="0.183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5"><text:s/>ნაბიჯით. სანტას კოორდინატებია (1,2) ხოლო რუდოლფის (2, 5).</text:span></text:p>
      <text:p text:style-name="P20"><text:soft-page-break/></text:p>
      <text:p text:style-name="P12">გამოსატანი მონაცემები:</text:p>
      <text:p text:style-name="P21">Santa</text:p>
      <text:p text:style-name="P1">მაგალითის ახსნა:</text:p>
      <text:p text:style-name="P1"><text:span text:style-name="T1">სანტას შეუძლია გადაადგილდეს OY ღერძის მიმართულებით 2 ნაბიჯით და აღმოჩნდეს (1, 4) წერტილში. ამის შემდეგ რუდოლფმა რომელი ღერზიც არ უნდა აირჩიოს, იმ მიმართულებით მხოლოდ 1 სვლის გაკეთება შეეძლება (მართალია </text:span><text:span text:style-name="T2"><draw:frame draw:style-name="fr1" draw:name="Object31" text:anchor-type="as-char" svg:y="-0.1484in" svg:width="0.311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 </text:span><text:span text:style-name="T3">მაგრამ აქ უკვე მეორე შეზღუდვა მოქმედებს, პირველი ნაბიჯის შემდეგ სანტას და რუდოლფს შორის მანძლი 1-ის ტოლი იქნება, ხოლო კიდევ ერთი ნაბიჯის შემთხვევაში ეს მანძილი გაიზრდება </text:span><text:span text:style-name="T2"><draw:frame draw:style-name="fr1" draw:name="Object32" text:anchor-type="as-char" svg:y="-0.1626in" svg:width="0.1854in" svg:height="0.1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-</text:span><text:span text:style-name="T3">მდე</text:span><text:span text:style-name="T1">). შესაბამისად, რუდოლფი გადადგამს მხოლოდ 1 ნაბიჯს რომელიმე მიმართულებით, ბოლო სვლას კი გააკეთებს სანტა, რომელიც დარჩენილ ერთ ნაბიჯს გადადგამს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1" svg:font-family="Sylfae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0:56:03.361492364</meta:creation-date>
    <dc:date>2020-12-17T20:59:01.584402429</dc:date>
    <meta:editing-duration>PT3M</meta:editing-duration>
    <meta:editing-cycles>1</meta:editing-cycles>
    <meta:document-statistic meta:table-count="0" meta:image-count="0" meta:object-count="32" meta:page-count="3" meta:paragraph-count="47" meta:word-count="419" meta:character-count="3070" meta:non-whitespace-character-count="2678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i>n</mi>
    <annotation encoding="StarMath 5.0"> n</annotation>
  </semantics>
</math>
</file>

<file path=Object 12/content.xml><?xml version="1.0" encoding="utf-8"?>
<math xmlns="http://www.w3.org/1998/Math/MathML" display="block">
  <semantics>
    <mrow>
      <mn>1</mn>
      <mi>≤</mi>
      <mi>n</mi>
      <mi>≤</mi>
      <msup>
        <mn>10</mn>
        <mn>5</mn>
      </msup>
    </mrow>
    <annotation encoding="StarMath 5.0">1≤n≤10^5
</annotation>
  </semantics>
</math>
</file>

<file path=Object 13/content.xml><?xml version="1.0" encoding="utf-8"?>
<math xmlns="http://www.w3.org/1998/Math/MathML" display="block">
  <semantics>
    <mi>m</mi>
    <annotation encoding="StarMath 5.0">m</annotation>
  </semantics>
</math>
</file>

<file path=Object 14/content.xml><?xml version="1.0" encoding="utf-8"?>
<math xmlns="http://www.w3.org/1998/Math/MathML" display="block">
  <semantics>
    <mrow>
      <mn>1</mn>
      <mi>≤</mi>
      <mrow>
        <mi>m</mi>
        <mo stretchy="false">≤</mo>
        <mi>n</mi>
      </mrow>
    </mrow>
    <annotation encoding="StarMath 5.0">1≤m&lt;=n
</annotation>
  </semantics>
</math>
</file>

<file path=Object 15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6/content.xml><?xml version="1.0" encoding="utf-8"?>
<math xmlns="http://www.w3.org/1998/Math/MathML" display="block">
  <semantics>
    <mrow>
      <mrow>
        <mn>1</mn>
        <mo stretchy="false">≤</mo>
        <mi>k</mi>
      </mrow>
      <mi>≤</mi>
      <mrow>
        <mn>2</mn>
        <mo stretchy="false">∗</mo>
        <msup>
          <mn>10</mn>
          <mn>18</mn>
        </msup>
      </mrow>
    </mrow>
    <annotation encoding="StarMath 5.0">1&lt;=k≤2*10^18
</annotation>
  </semantics>
</math>
</file>

<file path=Object 17/content.xml><?xml version="1.0" encoding="utf-8"?>
<math xmlns="http://www.w3.org/1998/Math/MathML" display="block">
  <semantics>
    <mi>n</mi>
    <annotation encoding="StarMath 5.0"> n</annotation>
  </semantics>
</math>
</file>

<file path=Object 18/content.xml><?xml version="1.0" encoding="utf-8"?>
<math xmlns="http://www.w3.org/1998/Math/MathML" display="block">
  <semantics>
    <mi>n</mi>
    <annotation encoding="StarMath 5.0"> n</annotation>
  </semantics>
</math>
</file>

<file path=Object 19/content.xml><?xml version="1.0" encoding="utf-8"?>
<math xmlns="http://www.w3.org/1998/Math/MathML" display="block">
  <semantics>
    <mrow>
      <mrow>
        <mo stretchy="false">−</mo>
        <msup>
          <mn>10</mn>
          <mn>18</mn>
        </msup>
      </mrow>
      <mi>≤</mi>
      <msub>
        <mi>s</mi>
        <mi>i</mi>
      </msub>
      <mi>≤</mi>
      <msup>
        <mn>10</mn>
        <mn>18</mn>
      </msup>
    </mrow>
    <annotation encoding="StarMath 5.0">-10^18≤{s} rsub {i} ≤ 10^18</annotation>
  </semantics>
</math>
</file>

<file path=Object 2/content.xml><?xml version="1.0" encoding="utf-8"?>
<math xmlns="http://www.w3.org/1998/Math/MathML" display="block">
  <semantics>
    <msqrt>
      <mn>2</mn>
    </msqrt>
    <annotation encoding="StarMath 5.0">sqrt2</annotation>
  </semantics>
</math>
</file>

<file path=Object 20/content.xml><?xml version="1.0" encoding="utf-8"?>
<math xmlns="http://www.w3.org/1998/Math/MathML" display="block">
  <semantics>
    <mi>n</mi>
    <annotation encoding="StarMath 5.0"> n</annotation>
  </semantics>
</math>
</file>

<file path=Object 21/content.xml><?xml version="1.0" encoding="utf-8"?>
<math xmlns="http://www.w3.org/1998/Math/MathML" display="block">
  <semantics>
    <mi>n</mi>
    <annotation encoding="StarMath 5.0"> n</annotation>
  </semantics>
</math>
</file>

<file path=Object 22/content.xml><?xml version="1.0" encoding="utf-8"?>
<math xmlns="http://www.w3.org/1998/Math/MathML" display="block">
  <semantics>
    <mi>n</mi>
    <annotation encoding="StarMath 5.0"> n</annotation>
  </semantics>
</math>
</file>

<file path=Object 23/content.xml><?xml version="1.0" encoding="utf-8"?>
<math xmlns="http://www.w3.org/1998/Math/MathML" display="block">
  <semantics>
    <mrow>
      <mrow>
        <mo stretchy="false">−</mo>
        <msup>
          <mn>10</mn>
          <mn>18</mn>
        </msup>
      </mrow>
      <mi>≤</mi>
      <msub>
        <mi>r</mi>
        <mi>i</mi>
      </msub>
      <mi>≤</mi>
      <msup>
        <mn>10</mn>
        <mn>18</mn>
      </msup>
    </mrow>
    <annotation encoding="StarMath 5.0">-10^18≤{r} rsub {i} ≤ 10^18</annotation>
  </semantics>
</math>
</file>

<file path=Object 24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5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26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28/content.xml><?xml version="1.0" encoding="utf-8"?>
<math xmlns="http://www.w3.org/1998/Math/MathML" display="block">
  <semantics>
    <mi>m</mi>
    <annotation encoding="StarMath 5.0">m</annotation>
  </semantics>
</math>
</file>

<file path=Object 29/content.xml><?xml version="1.0" encoding="utf-8"?>
<math xmlns="http://www.w3.org/1998/Math/MathML" display="block">
  <semantics>
    <mi>k</mi>
    <annotation encoding="StarMath 5.0">k</annotation>
  </semantics>
</math>
</file>

<file path=Object 3/content.xml><?xml version="1.0" encoding="utf-8"?>
<math xmlns="http://www.w3.org/1998/Math/MathML" display="block">
  <semantics>
    <mi>n</mi>
    <annotation encoding="StarMath 5.0"> n</annotation>
  </semantics>
</math>
</file>

<file path=Object 30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31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32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i>m</mi>
      <mo stretchy="false">≤</mo>
      <mi>n</mi>
    </mrow>
    <annotation encoding="StarMath 5.0">m&lt;=n
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i>k</mi>
    <annotation encoding="StarMath 5.0">k</annotation>
  </semantics>
</math>
</file>